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justify" style:justify-single-word="false" style:writing-mode="lr-tb"/>
      <style:text-properties officeooo:paragraph-rsid="000fbafb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11ecb5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13bdc0"/>
    </style:style>
    <style:style style:name="P6" style:family="paragraph" style:parent-style-name="Standard">
      <style:paragraph-properties fo:text-align="justify" style:justify-single-word="false" style:writing-mode="lr-tb"/>
      <style:text-properties fo:language="ru" fo:country="RU"/>
    </style:style>
    <style:style style:name="P7" style:family="paragraph" style:parent-style-name="Standard">
      <style:paragraph-properties fo:text-align="justify" style:justify-single-word="false" style:writing-mode="lr-tb"/>
      <style:text-properties fo:language="ru" fo:country="RU" officeooo:paragraph-rsid="0011ecb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bafb"/>
    </style:style>
    <style:style style:name="T3" style:family="text">
      <style:text-properties fo:language="ru" fo:country="RU" officeooo:rsid="00106acf"/>
    </style:style>
    <style:style style:name="T4" style:family="text">
      <style:text-properties fo:language="ru" fo:country="RU" officeooo:rsid="0011ecb5"/>
    </style:style>
    <style:style style:name="T5" style:family="text">
      <style:text-properties fo:language="ru" fo:country="RU" officeooo:rsid="001206e4"/>
    </style:style>
    <style:style style:name="T6" style:family="text">
      <style:text-properties fo:language="ru" fo:country="RU" officeooo:rsid="0013bdc0"/>
    </style:style>
    <style:style style:name="T7" style:family="text">
      <style:text-properties fo:language="ru" fo:country="RU" officeooo:rsid="0014c924"/>
    </style:style>
    <style:style style:name="T8" style:family="text">
      <style:text-properties fo:language="ru" fo:country="RU" officeooo:rsid="001933bb"/>
    </style:style>
    <style:style style:name="T9" style:family="text">
      <style:text-properties fo:language="ru" fo:country="RU" officeooo:rsid="001b26c5"/>
    </style:style>
    <style:style style:name="T10" style:family="text">
      <style:text-properties fo:language="ru" fo:country="RU" officeooo:rsid="001b746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3bdc0"/>
    </style:style>
    <style:style style:name="T13" style:family="text">
      <style:text-properties fo:language="en" fo:country="US" officeooo:rsid="001933bb"/>
    </style:style>
    <style:style style:name="T14" style:family="text">
      <style:text-properties style:use-window-font-color="true" loext:opacity="0%" style:font-name="Liberation Serif" fo:font-size="12pt" fo:language="ru" fo:country="RU" officeooo:rsid="0011ecb5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" fo:font-size="12pt" officeooo:rsid="0011ecb5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6" style:family="text">
      <style:text-properties style:use-window-font-color="true" loext:opacity="0%" style:font-name="Liberation Serif" fo:font-size="12pt" officeooo:rsid="0015e07b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7" style:family="text">
      <style:text-properties style:use-window-font-color="true" loext:opacity="0%" style:font-name="Liberation Serif" fo:font-size="12pt" officeooo:rsid="00179f90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" fo:font-size="12pt" officeooo:rsid="001933bb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9" style:family="text">
      <style:text-properties style:use-window-font-color="true" loext:opacity="0%" style:font-name="Liberation Serif" fo:font-size="12pt" officeooo:rsid="001b8494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Сюжет</text:p>
      <text:p text:style-name="P5"><text:tab/><text:span text:style-name="T1">Ты узнал по старому радио, то что где-то возле твоего города есть таинственный лес, в котором водятся разные монстры, которых не увидишь в обычных лесах. Ты решил один пойти в этот никому не изведанный лес. Сказания были верны, ведь войдя в лес ты увидел слизня, которого ты пнул. После ты увидел сундук, в котором была дубина. Ты снова увидел слизня, который на тебя на прыгнул, но ты быстро отбил его своей дубиной. После тебе встретился зомби, и ты его с небольшим трудом убил. Ты убил еще таких пару, и тебе встретился зомби с головой слизня, с которого выпала одежда, сделанная, видимо, из слизи и чего то еще. После слизомби ты встретил вазочку, в которой лежало зелье лечения. Такое тебе понадобится! После</text:span><text:span text:style-name="T2"> того ты увидел скелета, который кидался костями. Ты его убил, и с него выпало костяное </text:span><text:span text:style-name="T3">сердце. </text:span><text:span text:style-name="T4">Оно исчезло, когда ты на него посмотрел, но зато ты увеличил себе ОЗ. </text:span><text:span text:style-name="T5">Потом ты поубивал еще пару монстров, и после них был железный сундук, в котором лежали железная куртка, меч и зелье лечения. </text:span><text:span text:style-name="T6">Ты решил отодвинуть сундук, потому что было ощущение запаха какого-то странного металла. И правда, под сундуком лежала ядрена б</text:span><text:span text:style-name="T12">i</text:span><text:span text:style-name="T6">мба. </text:span><text:span text:style-name="T7">Ты решил ее оставить.</text:span><text:span text:style-name="T8"> Но после тебе встретилась толпа зомбокроликов, которых ты с успехом отбил. Дальше шел длинный коридор с сундуком, в котором лежало зелье лечения. Ты оставил его себе. После коридора была большая дверь, которую ты открыл, а за ней стоял Царь Зомбокроликов. Ты бросил в него ядрену б</text:span><text:span text:style-name="T13">i</text:span><text:span text:style-name="T8">мбу, и царь закричал, а в это время ты начал бить его мечом. После криков он начал бить тебя своими кровавыми лапами, и ты чувствовал много боли в сражении, но вспомнил, что у тебя есть зелье лечения. Ты его быстро выпил, и продолжил свой бой. Через минуту Царь </text:span><text:span text:style-name="T9">З</text:span><text:span text:style-name="T8">омбокроликов пал. </text:span><text:span text:style-name="T9">Ты увидел под его телом крест, но подумал, что он ненужен, и это просто прикол. После ты увидел две двери, а над ними написано «Уйти» и «Остаться». Ты выбрал уйти, и вышел в нее. Далее т</text:span><text:span text:style-name="T10">ы увидел свой город, свой дом, свою квартиру...</text:span></text:p>
      <text:p text:style-name="P6"/>
      <text:p text:style-name="P6">Слизень — 15 ОЗ, 2 У.</text:p>
      <text:p text:style-name="P2"><text:span text:style-name="T1">Зомби — <text:s/>35 ОЗ, 5 </text:span><text:span text:style-name="T2">У.</text:span></text:p>
      <text:p text:style-name="P6">Скеле<text:span text:style-name="T15">т</text:span> — 40 ОЗ, 4 У.</text:p>
      <text:p text:style-name="P6">Слизомби — <text:span text:style-name="T19">25</text:span> ОЗ, 6 У.</text:p>
      <text:p text:style-name="P6">З<text:span text:style-name="T18">омбокролик</text:span> — 10 ОЗ, 10 У.</text:p>
      <text:p text:style-name="P6"><text:span text:style-name="T16">Царь </text:span><text:span text:style-name="T17">Зомбокроликов</text:span> — 200 ОЗ, 10 У.</text:p>
      <text:p text:style-name="P7">------------------------------------------------------------------------------------------------------------------------</text:p>
      <text:p text:style-name="P2"><text:span text:style-name="T1">Дубинка (</text:span><text:span text:style-name="T11">inf, </text:span><text:span text:style-name="T2">до</text:span><text:span text:style-name="T1">) — 5 У.</text:span></text:p>
      <text:p text:style-name="P2"><text:span text:style-name="T1">Железный меч (</text:span><text:span text:style-name="T11">inf, </text:span><text:span text:style-name="T2">до</text:span><text:span text:style-name="T1">) — 10 У.</text:span></text:p>
      <text:p text:style-name="P2"><text:span text:style-name="T1">Ядрена б</text:span><text:span text:style-name="T11">i</text:span><text:span text:style-name="T1">мба (</text:span><text:span text:style-name="T11">1, </text:span><text:span text:style-name="T6">1</text:span><text:span text:style-name="T1">) — 50 У.</text:span></text:p>
      <text:p text:style-name="P7">------------------------------------------------------------------------------------------------------------------------</text:p>
      <text:p text:style-name="P3"><text:span text:style-name="T1">Защита слизня (</text:span><text:span text:style-name="T11">inf, </text:span><text:span text:style-name="T2">до</text:span><text:span text:style-name="T1">) <text:s/>– </text:span><text:span text:style-name="T2">+</text:span><text:span text:style-name="T1">2 З.</text:span></text:p>
      <text:p text:style-name="P3"><text:span text:style-name="T1">Железная куртка (</text:span><text:span text:style-name="T11">inf</text:span><text:span text:style-name="T1">) – </text:span><text:span text:style-name="T2">+</text:span><text:span text:style-name="T1">5 З.</text:span></text:p>
      <text:p text:style-name="P7">------------------------------------------------------------------------------------------------------------------------</text:p>
      <text:p text:style-name="P3"><text:span text:style-name="T1">Зелье лечения — </text:span><text:span text:style-name="T2">+100 ОЗ</text:span></text:p>
      <text:p text:style-name="P4"><text:span text:style-name="T14">Костяное сердце</text:span><text:span text:style-name="T2"> — +</text:span><text:span text:style-name="T14">5</text:span><text:span text:style-name="T2">0 </text:span><text:span text:style-name="T4">М</text:span><text:span text:style-name="T2">ОЗ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ru-RU</dc:language>
    <dc:date>2022-01-04T14:23:26.190000000</dc:date>
    <meta:editing-cycles>6</meta:editing-cycles>
    <meta:editing-duration>PT1H21M47S</meta:editing-duration>
    <meta:generator>LibreOffice/7.1.5.2$Windows_X86_64 LibreOffice_project/85f04e9f809797b8199d13c421bd8a2b025d52b5</meta:generator>
    <meta:document-statistic meta:table-count="0" meta:image-count="0" meta:object-count="0" meta:page-count="1" meta:paragraph-count="18" meta:word-count="403" meta:character-count="2655" meta:non-whitespace-character-count="2253"/>
    <meta:user-defined meta:name="AppVersion">15.0000</meta:user-defined>
  </office:meta>
</office:document-meta>
</file>